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2B1000000D4F0EF7F55.eps" manifest:media-type=""/>
  <manifest:file-entry manifest:full-path="Pictures/200000010000011800000179735DA9A5.svm" manifest:media-type=""/>
  <manifest:file-entry manifest:full-path="Pictures/200000010000015700000179C7C844E6.svm" manifest:media-type=""/>
  <manifest:file-entry manifest:full-path="Pictures/10000000000000200000002000309F1C.png" manifest:media-type="image/png"/>
  <manifest:file-entry manifest:full-path="Pictures/20000001000001B00000012D6746B6E6.svm" manifest:media-type=""/>
  <manifest:file-entry manifest:full-path="Pictures/200000010000020800000129C7D65716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1000001B000000129C1E76D4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s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fo:min-height="0.007cm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TexMathsArgs="12§display§R_{1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paragraph-properties fo:text-align="center"/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253cm" svg:height="2.539cm" svg:x="2.219cm" svg:y="0.433cm">
          <draw:image xlink:href="Pictures/20000002000002B1000000D4F0EF7F55.eps" xlink:type="simple" xlink:show="embed" xlink:actuate="onLoad">
            <text:p/>
          </draw:image>
        </draw:frame>
        <draw:frame draw:style-name="gr2" draw:text-style-name="P1" draw:layer="layout" svg:width="0.552cm" svg:height="0.36cm" svg:x="4.546cm" svg:y="1.392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517cm" svg:height="0.355cm" svg:x="6.061cm" svg:y="1.395cm">
          <draw:image xlink:href="Pictures/20000001000001B000000129C1E76D42.svm" xlink:type="simple" xlink:show="embed" xlink:actuate="onLoad">
            <text:p/>
          </draw:image>
        </draw:frame>
        <draw:frame draw:style-name="gr4" draw:text-style-name="P1" draw:layer="layout" svg:width="0.349cm" svg:height="0.258cm" svg:x="6.263cm" svg:y="0.406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335cm" svg:height="0.258cm" svg:x="7.094cm" svg:y="1.722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57cm" svg:height="0.355cm" svg:x="3.246cm" svg:y="1.932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0.335cm" svg:height="0.451cm" svg:x="1.86cm" svg:y="1.662cm">
          <draw:image xlink:href="Pictures/200000010000011800000179735DA9A5.svm" xlink:type="simple" xlink:show="embed" xlink:actuate="onLoad">
            <text:p/>
          </draw:image>
        </draw:frame>
        <draw:frame draw:style-name="gr8" draw:text-style-name="P1" draw:layer="layout" svg:width="0.517cm" svg:height="0.36cm" svg:x="8.059cm" svg:y="0.764cm">
          <draw:image xlink:href="Pictures/20000001000001B00000012D6746B6E6.svm" xlink:type="simple" xlink:show="embed" xlink:actuate="onLoad">
            <text:p/>
          </draw:image>
        </draw:frame>
        <draw:frame draw:style-name="gr9" draw:text-style-name="P1" draw:layer="layout" svg:width="0.446cm" svg:height="0.355cm" svg:x="8.298cm" svg:y="1.701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456cm" svg:height="0.355cm" svg:x="9.237cm" svg:y="1.701cm">
          <draw:image xlink:href="Pictures/200000010000017D00000129E242AB27.svm" xlink:type="simple" xlink:show="embed" xlink:actuate="onLoad">
            <text:p/>
          </draw:image>
        </draw:frame>
        <draw:frame draw:style-name="gr11" draw:text-style-name="P1" draw:layer="layout" svg:width="0.41cm" svg:height="0.451cm" svg:x="2.931cm" svg:y="0.524cm">
          <draw:image xlink:href="Pictures/200000010000015700000179C7C844E6.svm" xlink:type="simple" xlink:show="embed" xlink:actuate="onLoad">
            <text:p/>
          </draw:image>
        </draw:frame>
        <draw:frame draw:style-name="gr12" draw:text-style-name="P2" draw:layer="layout" svg:width="0.937cm" svg:height="0.911cm" svg:x="11.342cm" svg:y="2.03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2" draw:text-style-name="P2" draw:layer="layout" svg:width="1.2cm" svg:height="0.911cm" svg:x="0.316cm" svg:y="2.036cm">
          <draw:text-box>
            <text:p><text:span text:style-name="T1">(</text:span><text:span text:style-name="T1">ب</text:span><text:span text:style-name="T1">)</text:span></text:p>
          </draw:text-box>
        </draw:frame>
        <draw:connector draw:style-name="gr13" draw:text-style-name="P3" draw:layer="layout" draw:line-skew="0.296cm" svg:x1="10.869cm" svg:y1="1.088cm" svg:x2="10.491cm" svg:y2="1.681cm" svg:d="m10869 1088v593h-378v0">
          <text:p/>
        </draw:connector>
        <draw:frame draw:style-name="gr14" draw:text-style-name="P2" draw:layer="layout" svg:width="1.225cm" svg:height="0.911cm" svg:x="10.399cm" svg:y="0.27cm">
          <draw:text-box>
            <text:p>تھونن</text:p>
          </draw:text-box>
        </draw:frame>
        <draw:custom-shape draw:style-name="gr15" draw:text-style-name="P3" draw:layer="layout" svg:width="0.277cm" svg:height="1.35cm" draw:transform="rotate (1.5707963267946) translate (8.798cm 1.1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" draw:layer="layout" svg:width="0.623cm" svg:height="0.355cm" svg:x="9.207cm" svg:y="0.451cm">
          <draw:image xlink:href="Pictures/200000010000020800000129C7D6571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4T16:46:02</meta:creation-date>
    <meta:editing-duration>PT1H13M53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9-04T18:02:56</dc:date>
    <dc:creator>kkk </dc:creator>
    <meta:document-statistic meta:object-count="17"/>
    <meta:template xlink:type="simple" xlink:actuate="onRequest" xlink:title="kkkFigures" xlink:href="../../../../../.libreoffice/3/user/template/kkkFigures.otg" meta:date="2014-09-04T16:46:02"/>
  </office:meta>
</office:document-meta>
</file>